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in" fo:margin-bottom="0in" fo:line-height="100%" fo:text-indent="-0.25in" style:auto-text-indent="false"/>
    </style:style>
    <style:style style:name="P2" style:family="paragraph" style:parent-style-name="Standard" style:list-style-name="WWNum6">
      <style:paragraph-properties fo:margin-left="0.5in" fo:margin-right="0in" fo:margin-top="0in" fo:margin-bottom="0in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in" fo:margin-bottom="0in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.1665in" fo:margin-bottom="0in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.1665in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.1665in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665in" fo:line-height="100%" fo:text-indent="-0.25in" style:auto-text-indent="false"/>
      <style:text-properties style:text-underline-style="none"/>
    </style:style>
    <style:style style:name="P18" style:family="paragraph" style:parent-style-name="Standard" style:list-style-name="WWNum5">
      <style:paragraph-properties fo:margin-left="0.5in" fo:margin-right="0in" fo:margin-top="0.1665in" fo:margin-bottom="0.1665in" fo:line-height="100%" fo:text-indent="-0.25in" style:auto-text-indent="false"/>
    </style:style>
    <style:style style:name="P19" style:family="paragraph" style:parent-style-name="Standard">
      <style:paragraph-properties fo:margin-top="0.1665in" fo:margin-bottom="0.1665in" fo:line-height="100%"/>
    </style:style>
    <style:style style:name="P20" style:family="paragraph" style:parent-style-name="Standard" style:list-style-name="WWNum6">
      <style:paragraph-properties fo:margin-left="1in" fo:margin-right="0in" fo:margin-top="0in" fo:margin-bottom="0in" fo:line-height="100%" fo:text-indent="-0.25in" style:auto-text-indent="false"/>
    </style:style>
    <style:style style:name="P21" style:family="paragraph" style:parent-style-name="Standard" style:list-style-name="WWNum7">
      <style:paragraph-properties fo:margin-left="1in" fo:margin-right="0in" fo:margin-top="0in" fo:margin-bottom="0in" fo:line-height="100%" fo:text-indent="-0.25in" style:auto-text-indent="false"/>
    </style:style>
    <style:style style:name="P22" style:family="paragraph" style:parent-style-name="Standard" style:list-style-name="WWNum7">
      <style:paragraph-properties fo:margin-left="1in" fo:margin-right="0in" fo:margin-top="0in" fo:margin-bottom="0.1665in" fo:line-height="100%" fo:text-indent="-0.25in" style:auto-text-indent="false"/>
    </style:style>
    <style:style style:name="P23" style:family="paragraph" style:parent-style-name="Heading_20_4">
      <style:paragraph-properties fo:margin-top="0.1665in" fo:margin-bottom="0.028in" fo:line-height="100%" fo:keep-together="auto" fo:keep-with-next="auto"/>
    </style:style>
    <style:style style:name="P24" style:family="paragraph" style:parent-style-name="Heading_20_2">
      <style:paragraph-properties fo:margin-top="0.25in" fo:margin-bottom="0.0555in" fo:line-height="100%" fo:keep-together="auto" fo:keep-with-next="auto"/>
    </style:style>
    <style:style style:name="P25" style:family="paragraph" style:parent-style-name="Heading_20_1" style:master-page-name="Standard">
      <style:paragraph-properties fo:margin-top="0.3335in" fo:margin-bottom="0.0835in" fo:line-height="100%" fo:keep-together="auto" style:page-number="auto" fo:keep-with-next="auto"/>
    </style:style>
    <style:style style:name="P26" style:family="paragraph" style:parent-style-name="Heading_20_3">
      <style:paragraph-properties fo:margin-top="0.1945in" fo:margin-bottom="0.0555in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 text:name="Bookmark"/><text:span text:style-name="T1">Blue Team: Summary of Operations</text:span></text:h>
      <text:h text:style-name="P24" text:outline-level="2"><text:bookmark text:name="Bookmark1"/><text:span text:style-name="T3">Table of Contents</text:span></text:h>
      <text:list xml:id="list8303104178263902356" text:style-name="WWNum2">
        <text:list-item>
          <text:p text:style-name="P7">Network Topology</text:p>
        </text:list-item>
        <text:list-item>
          <text:p text:style-name="P1">Description of Targets</text:p>
        </text:list-item>
        <text:list-item>
          <text:p text:style-name="P1">Monitoring the Targets</text:p>
        </text:list-item>
        <text:list-item>
          <text:p text:style-name="P1">Patterns of Traffic &amp; Behavior</text:p>
        </text:list-item>
        <text:list-item>
          <text:p text:style-name="P13">Suggestions for Going Further</text:p>
        </text:list-item>
      </text:list>
      <text:h text:style-name="P26" text:outline-level="3"><text:bookmark text:name="Bookmark2"/><text:span text:style-name="T4">Network Topology</text:span></text:h>
      <text:p text:style-name="P19">The following machines were identified on the network:</text:p>
      <text:list xml:id="list8590465658212593049" text:style-name="WWNum6">
        <text:list-item>
          <text:p text:style-name="P8">Name of VM 1: Kali</text:p>
          <text:list>
            <text:list-item>
              <text:p text:style-name="P20"><text:span text:style-name="T2">Operating System</text:span>: Linux </text:p>
            </text:list-item>
            <text:list-item>
              <text:p text:style-name="P20"><text:span text:style-name="T2">Purpose</text:span>: Used to attach other machines</text:p>
            </text:list-item>
            <text:list-item>
              <text:p text:style-name="P20"><text:span text:style-name="T2">IP Address</text:span>: 192.168.1.90</text:p>
            </text:list-item>
          </text:list>
        </text:list-item>
        <text:list-item>
          <text:p text:style-name="P2">Name of VM 2: Capstone</text:p>
          <text:list>
            <text:list-item>
              <text:p text:style-name="P20"><text:span text:style-name="T2">Operating System</text:span>: Linux</text:p>
            </text:list-item>
            <text:list-item>
              <text:p text:style-name="P20"><text:span text:style-name="T2">Purpose</text:span>: vulnerable target VM for testing alerts</text:p>
            </text:list-item>
            <text:list-item>
              <text:p text:style-name="P20"><text:span text:style-name="T2">IP Address</text:span>: 192.168.1.105</text:p>
            </text:list-item>
          </text:list>
        </text:list-item>
        <text:list-item>
          <text:p text:style-name="P2">Name of VM 1: ELK</text:p>
          <text:list>
            <text:list-item>
              <text:p text:style-name="P20"><text:span text:style-name="T2">Operating System</text:span>: Linux</text:p>
            </text:list-item>
            <text:list-item>
              <text:p text:style-name="P20"><text:span text:style-name="T2">Purpose</text:span>: holds the Kibana dashboards</text:p>
            </text:list-item>
            <text:list-item>
              <text:p text:style-name="P20"><text:span text:style-name="T2">IP Address</text:span>: 192.168.1.100</text:p>
            </text:list-item>
          </text:list>
        </text:list-item>
        <text:list-item>
          <text:p text:style-name="P2">Name of VM 1: Target1</text:p>
          <text:list>
            <text:list-item>
              <text:p text:style-name="P20"><text:span text:style-name="T2">Operating System</text:span>: Linux</text:p>
            </text:list-item>
            <text:list-item>
              <text:p text:style-name="P20"><text:span text:style-name="T2">Purpose</text:span>: Exposes a vulnerable WordPress server, sends logs to ELK</text:p>
            </text:list-item>
            <text:list-item>
              <text:p text:style-name="P20"><text:span text:style-name="T2">IP Address</text:span>: 192.168.1.110</text:p>
            </text:list-item>
          </text:list>
        </text:list-item>
        <text:list-item>
          <text:p text:style-name="P2">Name of VM 1: Target2</text:p>
          <text:list>
            <text:list-item>
              <text:p text:style-name="P20"><text:span text:style-name="T2">Operating System</text:span>: Linux </text:p>
            </text:list-item>
            <text:list-item>
              <text:p text:style-name="P20"><text:span text:style-name="T2">Purpose</text:span>: a more difficult WordPress target. Should be ignored unless all other portions of this project are completed. Sends logs to ELK.</text:p>
            </text:list-item>
            <text:list-item>
              <text:p text:style-name="P20"><text:span text:style-name="T2">IP Address</text:span>: 192.168.1.115</text:p>
            </text:list-item>
          </text:list>
        </text:list-item>
        <text:list-item>
          <text:p text:style-name="P17"/>
        </text:list-item>
      </text:list>
      <text:h text:style-name="P26" text:outline-level="3"><text:bookmark text:name="Bookmark3"/><text:span text:style-name="T4">Description of Targets</text:span></text:h>
      <text:p text:style-name="P19">The target of this attack was: Target 1, IP address of 192.168.1.110.</text:p>
      <text:p text:style-name="P19">Target 1 is an Apache web server and has SSH enabled, so ports 80 and 22 are possible ports of entry for attackers. As such, the following alerts have been implemented:</text:p>
      <text:h text:style-name="P26" text:outline-level="3"><text:bookmark text:name="Bookmark4"/><text:span text:style-name="T4">Monitoring the Targets</text:span></text:h>
      <text:p text:style-name="P19"><text:soft-page-break/>Traffic to these services should be carefully monitored. To this end, we have implemented the alerts below:</text:p>
      <text:p text:style-name="P19"><text:span text:style-name="T2">Excessive HTTP Errors</text:span></text:p>
      <text:p text:style-name="P19">Alert 1 is implemented as follows:</text:p>
      <text:list xml:id="list4189750942376290428" text:style-name="WWNum1">
        <text:list-item>
          <text:p text:style-name="P9"><text:span text:style-name="T2">Metric</text:span>: for packetbeat, when count() grouped over top 5 ‘http.response.status_code’</text:p>
        </text:list-item>
        <text:list-item>
          <text:p text:style-name="P3"><text:span text:style-name="T2">Threshold</text:span>: above 400 for the last 5 minutes</text:p>
        </text:list-item>
        <text:list-item>
          <text:p text:style-name="P3"><text:span text:style-name="T2">Vulnerability Mitigated</text:span>: catches all HTTP error codes starting at 401 and above</text:p>
        </text:list-item>
        <text:list-item>
          <text:p text:style-name="P14"><text:span text:style-name="T2">Reliability</text:span>: High reliability at identifying brute force attacks, should not be too many false positives or negatives</text:p>
        </text:list-item>
      </text:list>
      <text:h text:style-name="P23" text:outline-level="4"><text:bookmark text:name="Bookmark5"/><text:span text:style-name="T5">HTTP Request Size Monitor</text:span></text:h>
      <text:p text:style-name="P19">Alert 2 is implemented as follows:</text:p>
      <text:list xml:id="list4056764912537847199" text:style-name="WWNum3">
        <text:list-item>
          <text:p text:style-name="P10"><text:span text:style-name="T2">Metric</text:span>: using packetbeat, when the sum of http.request.bytes over all documents is...</text:p>
        </text:list-item>
        <text:list-item>
          <text:p text:style-name="P4"><text:span text:style-name="T2">Threshold</text:span>: above 3500 for the last 1 minute</text:p>
        </text:list-item>
        <text:list-item>
          <text:p text:style-name="P4"><text:span text:style-name="T2">Vulnerability Mitigated</text:span>: control amount of HTTP request sizes</text:p>
        </text:list-item>
        <text:list-item>
          <text:p text:style-name="P15"><text:span text:style-name="T2">Reliability</text:span>: medium, should not generate too many false positives/negatives</text:p>
        </text:list-item>
      </text:list>
      <text:h text:style-name="P23" text:outline-level="4"><text:bookmark text:name="Bookmark6"/><text:span text:style-name="T5">CPU Usage Monitor</text:span></text:h>
      <text:p text:style-name="P19">Alert 3 is implemented as follows:</text:p>
      <text:list xml:id="list3732390068047365673" text:style-name="WWNum4">
        <text:list-item>
          <text:p text:style-name="P11"><text:span text:style-name="T2">Metric</text:span>: using metricbeat, when the max of system.process.cpu.total.pct over all documents is...</text:p>
        </text:list-item>
        <text:list-item>
          <text:p text:style-name="P5"><text:span text:style-name="T2">Threshold</text:span>: above 0.5 for last 5 minutes</text:p>
        </text:list-item>
        <text:list-item>
          <text:p text:style-name="P5"><text:span text:style-name="T2">Vulnerability Mitigated</text:span>: memory dump</text:p>
        </text:list-item>
        <text:list-item>
          <text:p text:style-name="P16"><text:span text:style-name="T2">Reliability</text:span>: high reliability, simply reporting when CPU usage is over 50%</text:p>
        </text:list-item>
      </text:list>
      <text:h text:style-name="P26" text:outline-level="3"><text:span text:style-name="T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52" meta:word-count="389" meta:character-count="2322"/>
    <dc:date>2021-11-30T18:35:32.64</dc:date>
    <meta:generator>OpenOffice/4.1.10$Win32 OpenOffice.org_project/4110m2$Build-9807</meta:generator>
  </office:meta>
</office:document-meta>
</file>